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320d0f" officeooo:paragraph-rsid="003a2da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a3398" officeooo:paragraph-rsid="003a2da0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officeooo:rsid="001a3398" officeooo:paragraph-rsid="003a2da0" style:font-size-asian="12pt" style:font-size-complex="12pt"/>
    </style:style>
    <style:style style:name="P5" style:family="paragraph" style:parent-style-name="Standard">
      <style:text-properties style:font-name="DejaVu Sans Condensed" officeooo:rsid="003fe6a9" officeooo:paragraph-rsid="003fe6a9"/>
    </style:style>
    <style:style style:name="P6" style:family="paragraph" style:parent-style-name="Standard">
      <style:text-properties style:font-name="DejaVu Sans Condensed" officeooo:paragraph-rsid="003a2da0"/>
    </style:style>
    <style:style style:name="P7" style:family="paragraph" style:parent-style-name="Standard" style:list-style-name="L1">
      <style:text-properties style:font-name="DejaVu Sans Condensed" fo:font-size="12pt" officeooo:rsid="00320d0f" officeooo:paragraph-rsid="00484f6b" style:font-size-asian="12pt" style:font-size-complex="12pt"/>
    </style:style>
    <style:style style:name="P8" style:family="paragraph" style:parent-style-name="Standard" style:list-style-name="L3">
      <style:text-properties style:font-name="DejaVu Sans Condensed" fo:font-size="12pt" officeooo:rsid="00320d0f" officeooo:paragraph-rsid="003a2da0" style:font-size-asian="12pt" style:font-size-complex="12pt"/>
    </style:style>
    <style:style style:name="P9" style:family="paragraph" style:parent-style-name="Standard" style:list-style-name="L5">
      <style:text-properties style:font-name="DejaVu Sans Condensed" fo:font-size="12pt" officeooo:rsid="00320d0f" officeooo:paragraph-rsid="0048c86c" style:font-size-asian="12pt" style:font-size-complex="12pt"/>
    </style:style>
    <style:style style:name="P10" style:family="paragraph" style:parent-style-name="Standard" style:list-style-name="L1">
      <style:text-properties style:font-name="DejaVu Sans Condensed" fo:font-size="12pt" officeooo:rsid="0018d769" officeooo:paragraph-rsid="003fe6a9" style:font-size-asian="12pt" style:font-size-complex="12pt"/>
    </style:style>
    <style:style style:name="P11" style:family="paragraph" style:parent-style-name="Standard" style:list-style-name="L3">
      <style:text-properties style:font-name="DejaVu Sans Condensed" fo:font-size="12pt" officeooo:rsid="0018d769" officeooo:paragraph-rsid="003a2da0" style:font-size-asian="12pt" style:font-size-complex="12pt"/>
    </style:style>
    <style:style style:name="P12" style:family="paragraph" style:parent-style-name="Standard" style:list-style-name="L3">
      <style:text-properties style:font-name="DejaVu Sans Condensed" fo:font-size="12pt" officeooo:rsid="0018d769" officeooo:paragraph-rsid="003bdb54" style:font-size-asian="12pt" style:font-size-complex="12pt"/>
    </style:style>
    <style:style style:name="P13" style:family="paragraph" style:parent-style-name="Standard" style:list-style-name="L5">
      <style:text-properties style:font-name="DejaVu Sans Condensed" fo:font-size="12pt" officeooo:rsid="0018d769" officeooo:paragraph-rsid="003a2da0" style:font-size-asian="12pt" style:font-size-complex="12pt"/>
    </style:style>
    <style:style style:name="P14" style:family="paragraph" style:parent-style-name="Standard" style:list-style-name="L1">
      <style:text-properties style:font-name="DejaVu Sans Condensed" fo:font-size="12pt" officeooo:rsid="003eef05" officeooo:paragraph-rsid="003fe6a9" style:font-size-asian="12pt" style:font-size-complex="12pt"/>
    </style:style>
    <style:style style:name="P15" style:family="paragraph" style:parent-style-name="Standard" style:list-style-name="L3">
      <style:text-properties style:font-name="DejaVu Sans Condensed" fo:font-size="12pt" officeooo:rsid="003eef05" officeooo:paragraph-rsid="003eef05" style:font-size-asian="12pt" style:font-size-complex="12pt"/>
    </style:style>
    <style:style style:name="P16" style:family="paragraph" style:parent-style-name="Standard" style:list-style-name="L5">
      <style:text-properties style:font-name="DejaVu Sans Condensed" fo:font-size="12pt" officeooo:rsid="003eef05" officeooo:paragraph-rsid="003eef05" style:font-size-asian="12pt" style:font-size-complex="12pt"/>
    </style:style>
    <style:style style:name="P17" style:family="paragraph" style:parent-style-name="Standard" style:list-style-name="L1">
      <style:text-properties style:font-name="DejaVu Sans Condensed" fo:font-size="12pt" officeooo:rsid="001a3398" officeooo:paragraph-rsid="0041b947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rsid="001a3398" officeooo:paragraph-rsid="006c5dc5" style:font-size-asian="12pt" style:font-size-complex="12pt"/>
    </style:style>
    <style:style style:name="P19" style:family="paragraph" style:parent-style-name="Standard" style:list-style-name="L3">
      <style:text-properties style:font-name="DejaVu Sans Condensed" fo:font-size="12pt" officeooo:paragraph-rsid="003a2da0" style:font-size-asian="12pt" style:font-size-complex="12pt"/>
    </style:style>
    <style:style style:name="P20" style:family="paragraph" style:parent-style-name="Standard" style:list-style-name="L5">
      <style:text-properties style:font-name="DejaVu Sans Condensed" fo:font-size="12pt" officeooo:rsid="001b0956" officeooo:paragraph-rsid="003a2da0" style:font-size-asian="12pt" style:font-size-complex="12pt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 Condensed" fo:font-size="12pt" officeooo:rsid="001b0956" officeooo:paragraph-rsid="003a2da0" style:font-size-asian="12pt" style:font-size-complex="12pt"/>
    </style:style>
    <style:style style:name="P22" style:family="paragraph" style:parent-style-name="Standard" style:list-style-name="L5">
      <style:text-properties style:font-name="DejaVu Sans Condensed" fo:font-size="12pt" officeooo:rsid="003321af" officeooo:paragraph-rsid="006c5dc5" style:font-size-asian="12pt" style:font-size-complex="12pt"/>
    </style:style>
    <style:style style:name="P23" style:family="paragraph" style:parent-style-name="Standard" style:list-style-name="L5">
      <style:text-properties style:font-name="DejaVu Sans Condensed" fo:font-size="12pt" officeooo:paragraph-rsid="003a2da0" style:font-size-asian="12pt" style:font-size-complex="12pt"/>
    </style:style>
    <style:style style:name="P24" style:family="paragraph" style:parent-style-name="Standard" style:list-style-name="L5">
      <style:text-properties style:font-name="DejaVu Sans Condensed" fo:font-size="12pt" fo:font-weight="normal" officeooo:rsid="0018d769" officeooo:paragraph-rsid="0042c66e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bold" officeooo:rsid="001a3398" officeooo:paragraph-rsid="006c5dc5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text-properties style:font-name="DejaVu Sans Condensed" officeooo:paragraph-rsid="003fe6a9"/>
    </style:style>
    <style:style style:name="P27" style:family="paragraph" style:parent-style-name="Standard" style:list-style-name="L2">
      <style:text-properties style:font-name="DejaVu Sans Condensed" officeooo:rsid="006bf5d4" officeooo:paragraph-rsid="006bf5d4"/>
    </style:style>
    <style:style style:name="P28" style:family="paragraph" style:parent-style-name="Standard" style:list-style-name="L4">
      <style:text-properties style:font-name="DejaVu Sans Condensed" officeooo:rsid="006bf5d4" officeooo:paragraph-rsid="006c5dc5"/>
    </style:style>
    <style:style style:name="P29" style:family="paragraph" style:parent-style-name="Standard" style:list-style-name="L3">
      <style:text-properties style:font-name="DejaVu Sans Condensed" officeooo:paragraph-rsid="003a2da0"/>
    </style:style>
    <style:style style:name="P30" style:family="paragraph" style:parent-style-name="Standard" style:list-style-name="L3">
      <style:text-properties style:font-name="DejaVu Sans Condensed" officeooo:paragraph-rsid="004a04f8"/>
    </style:style>
    <style:style style:name="P31" style:family="paragraph" style:parent-style-name="Standard" style:list-style-name="L5">
      <style:text-properties style:font-name="DejaVu Sans Condensed" officeooo:paragraph-rsid="003a2da0"/>
    </style:style>
    <style:style style:name="P32" style:family="paragraph" style:parent-style-name="Standard" style:list-style-name="L5">
      <style:text-properties style:font-name="DejaVu Sans Condensed" officeooo:paragraph-rsid="0048c86c"/>
    </style:style>
    <style:style style:name="P33" style:family="paragraph" style:parent-style-name="Standard" style:list-style-name="L5">
      <style:text-properties style:font-name="DejaVu Sans Condensed" officeooo:paragraph-rsid="006c5dc5"/>
    </style:style>
    <style:style style:name="P34" style:family="paragraph" style:parent-style-name="Standard">
      <style:paragraph-properties fo:text-align="start" style:justify-single-word="false"/>
      <style:text-properties officeooo:paragraph-rsid="0071bd8d"/>
    </style:style>
    <style:style style:name="P3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1bd8d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1bd8d" style:font-weight-asian="bold" style:font-weight-complex="bold"/>
    </style:style>
    <style:style style:name="T1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5f539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60f69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661041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70a23c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57ff" style:font-weight-asian="bold" style:font-weight-complex="bold"/>
    </style:style>
    <style:style style:name="T8" style:family="text">
      <style:text-properties fo:font-weight="bold" officeooo:rsid="001b0956" style:font-weight-asian="bold" style:font-weight-complex="bold"/>
    </style:style>
    <style:style style:name="T9" style:family="text">
      <style:text-properties fo:font-weight="bold" officeooo:rsid="0017abf4" style:font-weight-asian="bold" style:font-weight-complex="bold"/>
    </style:style>
    <style:style style:name="T10" style:family="text">
      <style:text-properties fo:font-weight="bold" officeooo:rsid="003321af" style:font-weight-asian="bold" style:font-weight-complex="bold"/>
    </style:style>
    <style:style style:name="T11" style:family="text">
      <style:text-properties fo:font-weight="bold" officeooo:rsid="001a3398" style:font-weight-asian="bold" style:font-weight-complex="bold"/>
    </style:style>
    <style:style style:name="T12" style:family="text">
      <style:text-properties fo:font-weight="bold" officeooo:rsid="003fe6a9" style:font-weight-asian="bold" style:font-weight-complex="bold"/>
    </style:style>
    <style:style style:name="T13" style:family="text">
      <style:text-properties fo:font-weight="bold" officeooo:rsid="003a2da0" style:font-weight-asian="bold" style:font-weight-complex="bold"/>
    </style:style>
    <style:style style:name="T14" style:family="text">
      <style:text-properties fo:font-weight="bold" officeooo:rsid="001cead2" style:font-weight-asian="bold" style:font-weight-complex="bold"/>
    </style:style>
    <style:style style:name="T15" style:family="text">
      <style:text-properties fo:font-weight="bold" officeooo:rsid="0042c66e" style:font-weight-asian="bold" style:font-weight-complex="bold"/>
    </style:style>
    <style:style style:name="T16" style:family="text">
      <style:text-properties fo:font-weight="bold" officeooo:rsid="0018d769" style:font-weight-asian="bold" style:font-weight-complex="bold"/>
    </style:style>
    <style:style style:name="T17" style:family="text">
      <style:text-properties fo:font-weight="bold" officeooo:rsid="00484f6b" style:font-weight-asian="bold" style:font-weight-complex="bold"/>
    </style:style>
    <style:style style:name="T18" style:family="text">
      <style:text-properties fo:font-weight="bold" officeooo:rsid="004733d6" style:font-weight-asian="bold" style:font-weight-complex="bold"/>
    </style:style>
    <style:style style:name="T19" style:family="text">
      <style:text-properties fo:font-weight="bold" officeooo:rsid="004e3f27" style:font-weight-asian="bold" style:font-weight-complex="bold"/>
    </style:style>
    <style:style style:name="T20" style:family="text">
      <style:text-properties fo:font-weight="bold" officeooo:rsid="0041b947" style:font-weight-asian="bold" style:font-weight-complex="bold"/>
    </style:style>
    <style:style style:name="T21" style:family="text">
      <style:text-properties fo:font-weight="bold" officeooo:rsid="006bf5d4" style:font-weight-asian="bold" style:font-weight-complex="bold"/>
    </style:style>
    <style:style style:name="T22" style:family="text">
      <style:text-properties fo:font-weight="bold" officeooo:rsid="006c5dc5" style:font-weight-asian="bold" style:font-weight-complex="bold"/>
    </style:style>
    <style:style style:name="T23" style:family="text">
      <style:text-properties fo:font-weight="bold" officeooo:rsid="006d7244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42ae4" style:font-weight-asian="normal" style:font-weight-complex="normal"/>
    </style:style>
    <style:style style:name="T26" style:family="text">
      <style:text-properties fo:font-weight="normal" officeooo:rsid="0018d769" style:font-weight-asian="normal" style:font-weight-complex="normal"/>
    </style:style>
    <style:style style:name="T27" style:family="text">
      <style:text-properties fo:font-weight="normal" officeooo:rsid="00484f6b" style:font-weight-asian="normal" style:font-weight-complex="normal"/>
    </style:style>
    <style:style style:name="T28" style:family="text">
      <style:text-properties fo:font-weight="normal" officeooo:rsid="001a3398" style:font-weight-asian="normal" style:font-weight-complex="normal"/>
    </style:style>
    <style:style style:name="T29" style:family="text">
      <style:text-properties fo:font-weight="normal" officeooo:rsid="006bf5d4" style:font-weight-asian="normal" style:font-weight-complex="normal"/>
    </style:style>
    <style:style style:name="T30" style:family="text">
      <style:text-properties fo:font-weight="normal" officeooo:rsid="006c5dc5" style:font-weight-asian="normal" style:font-weight-complex="normal"/>
    </style:style>
    <style:style style:name="T31" style:family="text">
      <style:text-properties officeooo:rsid="001b0956"/>
    </style:style>
    <style:style style:name="T32" style:family="text">
      <style:text-properties officeooo:rsid="003321af"/>
    </style:style>
    <style:style style:name="T33" style:family="text">
      <style:text-properties officeooo:rsid="001a3398"/>
    </style:style>
    <style:style style:name="T34" style:family="text">
      <style:text-properties officeooo:rsid="001cead2"/>
    </style:style>
    <style:style style:name="T35" style:family="text">
      <style:text-properties officeooo:rsid="00320d0f"/>
    </style:style>
    <style:style style:name="T36" style:family="text">
      <style:text-properties officeooo:rsid="0018d769"/>
    </style:style>
    <style:style style:name="T37" style:family="text">
      <style:text-properties officeooo:rsid="003bdb54"/>
    </style:style>
    <style:style style:name="T38" style:family="text">
      <style:text-properties officeooo:rsid="003fe6a9"/>
    </style:style>
    <style:style style:name="T39" style:family="text">
      <style:text-properties officeooo:rsid="0041b947"/>
    </style:style>
    <style:style style:name="T40" style:family="text">
      <style:text-properties officeooo:rsid="004e3f27"/>
    </style:style>
    <style:style style:name="T41" style:family="text">
      <style:text-properties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320d0f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3d94f0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18d769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3321af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3bdb54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3fe6a9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1a3398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17abf4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4e3f27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48c86c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4a04f8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5a1b32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4e6ea7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42c66e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1b0956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1cead2" style:font-size-asian="12pt" style:font-weight-asian="bold" style:font-size-complex="12pt" style:font-weight-complex="bold"/>
    </style:style>
    <style:style style:name="T58" style:family="text">
      <style:text-properties fo:font-size="12pt" officeooo:rsid="00320d0f" style:font-size-asian="12pt" style:font-size-complex="12pt"/>
    </style:style>
    <style:style style:name="T59" style:family="text">
      <style:text-properties fo:font-size="12pt" officeooo:rsid="0017daa0" style:font-size-asian="12pt" style:font-size-complex="12pt"/>
    </style:style>
    <style:style style:name="T60" style:family="text">
      <style:text-properties fo:font-size="12pt" officeooo:rsid="003d94f0" style:font-size-asian="12pt" style:font-size-complex="12pt"/>
    </style:style>
    <style:style style:name="T61" style:family="text">
      <style:text-properties fo:font-size="12pt" officeooo:rsid="0018d769" style:font-size-asian="12pt" style:font-size-complex="12pt"/>
    </style:style>
    <style:style style:name="T62" style:family="text">
      <style:text-properties fo:font-size="12pt" officeooo:rsid="003fe6a9" style:font-size-asian="12pt" style:font-size-complex="12pt"/>
    </style:style>
    <style:style style:name="T63" style:family="text">
      <style:text-properties fo:font-size="12pt" officeooo:rsid="003321af" style:font-size-asian="12pt" style:font-size-complex="12pt"/>
    </style:style>
    <style:style style:name="T64" style:family="text">
      <style:text-properties fo:font-size="12pt" officeooo:rsid="001a3398" style:font-size-asian="12pt" style:font-size-complex="12pt"/>
    </style:style>
    <style:style style:name="T65" style:family="text">
      <style:text-properties fo:font-size="12pt" officeooo:rsid="001cead2" style:font-size-asian="12pt" style:font-size-complex="12pt"/>
    </style:style>
    <style:style style:name="T66" style:family="text">
      <style:text-properties fo:font-size="12pt" officeooo:rsid="001b0956" style:font-size-asian="12pt" style:font-size-complex="12pt"/>
    </style:style>
    <style:style style:name="T67" style:family="text">
      <style:text-properties fo:font-size="12pt" officeooo:rsid="00527651" style:font-size-asian="12pt" style:font-size-complex="12pt"/>
    </style:style>
    <style:style style:name="T68" style:family="text">
      <style:text-properties fo:font-size="12pt" officeooo:rsid="004e6ea7" style:font-size-asian="12pt" style:font-size-complex="12pt"/>
    </style:style>
    <style:style style:name="T69" style:family="text">
      <style:text-properties fo:font-size="12pt" officeooo:rsid="003eef05" style:font-size-asian="12pt" style:font-size-complex="12pt"/>
    </style:style>
    <style:style style:name="T70" style:family="text">
      <style:text-properties fo:font-size="12pt" officeooo:rsid="0017abf4" style:font-size-asian="12pt" style:font-size-complex="12pt"/>
    </style:style>
    <style:style style:name="T71" style:family="text">
      <style:text-properties fo:font-size="12pt" officeooo:rsid="00619dd4" style:font-size-asian="12pt" style:font-size-complex="12pt"/>
    </style:style>
    <style:style style:name="T72" style:family="text">
      <style:text-properties fo:font-size="12pt" officeooo:rsid="006c5dc5" style:font-size-asian="12pt" style:font-size-complex="12pt"/>
    </style:style>
    <style:style style:name="T73" style:family="text">
      <style:text-properties fo:font-size="12pt" fo:font-weight="normal" style:font-size-asian="12pt" style:font-weight-asian="normal" style:font-size-complex="12pt" style:font-weight-complex="normal"/>
    </style:style>
    <style:style style:name="T74" style:family="text">
      <style:text-properties fo:font-size="12pt" fo:font-weight="normal" officeooo:rsid="0048c86c" style:font-size-asian="12pt" style:font-weight-asian="normal" style:font-size-complex="12pt" style:font-weight-complex="normal"/>
    </style:style>
    <style:style style:name="T75" style:family="text">
      <style:text-properties fo:font-size="12pt" fo:font-weight="normal" officeooo:rsid="004a04f8" style:font-size-asian="12pt" style:font-weight-asian="normal" style:font-size-complex="12pt" style:font-weight-complex="normal"/>
    </style:style>
    <style:style style:name="T76" style:family="text">
      <style:text-properties fo:font-size="12pt" fo:font-weight="normal" officeooo:rsid="005a1b32" style:font-size-asian="12pt" style:font-weight-asian="normal" style:font-size-complex="12pt" style:font-weight-complex="normal"/>
    </style:style>
    <style:style style:name="T77" style:family="text">
      <style:text-properties fo:font-size="12pt" fo:font-weight="normal" officeooo:rsid="0018d769" style:font-size-asian="12pt" style:font-weight-asian="normal" style:font-size-complex="12pt" style:font-weight-complex="normal"/>
    </style:style>
    <style:style style:name="T78" style:family="text">
      <style:text-properties fo:font-size="12pt" fo:font-weight="normal" officeooo:rsid="001b0956" style:font-size-asian="12pt" style:font-weight-asian="normal" style:font-size-complex="12pt" style:font-weight-complex="normal"/>
    </style:style>
    <style:style style:name="T79" style:family="text">
      <style:text-properties fo:font-size="12pt" fo:font-weight="normal" officeooo:rsid="006c5dc5" style:font-size-asian="12pt" style:font-weight-asian="normal" style:font-size-complex="12pt" style:font-weight-complex="normal"/>
    </style:style>
    <style:style style:name="T80" style:family="text">
      <style:text-properties fo:font-size="12pt" fo:font-weight="normal" officeooo:rsid="00660cac" style:font-size-asian="12pt" style:font-weight-asian="normal" style:font-size-complex="12pt" style:font-weight-complex="normal"/>
    </style:style>
    <style:style style:name="T81" style:family="text">
      <style:text-properties fo:font-size="12pt" fo:font-weight="normal" officeooo:rsid="0050f674" style:font-size-asian="12pt" style:font-weight-asian="normal" style:font-size-complex="12pt" style:font-weight-complex="normal"/>
    </style:style>
    <style:style style:name="T82" style:family="text">
      <style:text-properties officeooo:rsid="006bf5d4"/>
    </style:style>
    <style:style style:name="T83" style:family="text">
      <style:text-properties officeooo:rsid="006d7244"/>
    </style:style>
    <style:style style:name="T8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5">1<text:span text:style-name="T84">xx</text:span> - Controls</text:p>
          </table:table-cell>
          <table:table-cell table:style-name="Table1.A1" office:value-type="string">
            <text:p text:style-name="P36">2xx - Ground</text:p>
          </table:table-cell>
          <table:table-cell table:style-name="Table1.C1" office:value-type="string">
            <text:p text:style-name="P36">3xx - Flight</text:p>
          </table:table-cell>
          <table:table-cell table:style-name="Table1.D1" office:value-type="string">
            <text:p text:style-name="P36">4xx - A2A</text:p>
          </table:table-cell>
          <table:table-cell table:style-name="Table1.D1" office:value-type="string">
            <text:p text:style-name="P36">5xx - A2G</text:p>
          </table:table-cell>
          <table:table-cell table:style-name="Table1.F1" office:value-type="string">
            <text:p text:style-name="P36">6xx - Misc</text:p>
          </table:table-cell>
        </table:table-row>
      </table:table>
      <text:p text:style-name="P34"><text:span text:style-name="T3">3</text:span><text:span text:style-name="T4">0</text:span><text:span text:style-name="T5">3</text:span><text:span text:style-name="T1"> - </text:span><text:span text:style-name="T2">Flight - </text:span><text:span text:style-name="T1">Takeoff</text:span></text:p>
      <text:p text:style-name="P1"/>
      <text:p text:style-name="P5"><text:span text:style-name="T42">C</text:span><text:span text:style-name="T41">onventional Takeoff</text:span></text:p>
      <text:list text:style-name="L1">
        <text:list-item>
          <text:p text:style-name="P7"><text:span text:style-name="T6">Master Mode</text:span> ... <text:span text:style-name="T7">V</text:span><text:span text:style-name="T6">STOL</text:span><text:span text:style-name="T24"> </text:span><text:span text:style-name="T27">(</text:span><text:span text:style-name="T17">B5</text:span><text:span text:style-name="T27"> button)</text:span></text:p>
        </text:list-item>
        <text:list-item>
          <text:p text:style-name="P26"><text:span text:style-name="T56">P</text:span><text:span text:style-name="T49">arking brake </text:span><text:span text:style-name="T56">lever</text:span><text:span text:style-name="T66"> ... </text:span><text:span text:style-name="T56">Forward</text:span><text:span text:style-name="T70"> (also unlocks throttle) </text:span><text:span text:style-name="T63">(</text:span><text:span text:style-name="T45">Pinky Wheel forward</text:span><text:span text:style-name="T63">). <text:s/></text:span><text:span text:style-name="T71">Plane rolls forward.</text:span></text:p>
        </text:list-item>
        <text:list-item>
          <text:p text:style-name="P26"><text:span text:style-name="T60">Hold </text:span><text:span text:style-name="T43">Flip-down Trigger</text:span><text:span text:style-name="T60"> to use </text:span><text:span text:style-name="T43">NWS</text:span><text:span text:style-name="T60">.</text:span></text:p>
        </text:list-item>
        <text:list-item>
          <text:p text:style-name="P10">Taxi to takeoff position.</text:p>
        </text:list-item>
        <text:list-item>
          <text:p text:style-name="P26"><text:span text:style-name="T44">Nozzle Stop Lever</text:span><text:span text:style-name="T61"> ... </text:span><text:span text:style-name="T62">Fully aft</text:span><text:span text:style-name="T58"> </text:span><text:span text:style-name="T63">(</text:span><text:span text:style-name="T45">Top Hat Ring forward/back</text:span><text:span text:style-name="T63">)</text:span></text:p>
        </text:list-item>
        <text:list-item>
          <text:p text:style-name="P26"><text:span text:style-name="T6">Nozzle Position </text:span><text:span text:style-name="T8">lever</text:span><text:span text:style-name="T31"> ...</text:span> <text:span text:style-name="T6">10 deg</text:span> <text:span text:style-name="T32">(</text:span><text:span text:style-name="T10">Flaps lever</text:span><text:span text:style-name="T32">)</text:span></text:p>
        </text:list-item>
        <text:list-item>
          <text:p text:style-name="P10"><text:span text:style-name="T6">Flaps</text:span> ... <text:span text:style-name="T6">AUTO</text:span> <text:span text:style-name="T32">(</text:span><text:span text:style-name="T10">T6 switch</text:span><text:span text:style-name="T32">)</text:span></text:p>
        </text:list-item>
        <text:list-item>
          <text:p text:style-name="P26"><text:span text:style-name="T44">Water Injection switch</text:span><text:span text:style-name="T61"> ... </text:span><text:span text:style-name="T45">A</text:span><text:span text:style-name="T44">s needed</text:span><text:span text:style-name="T61"> </text:span><text:span text:style-name="T58">(use for max loads or hot-and-high conditions) </text:span><text:span text:style-name="T63">(</text:span><text:span text:style-name="T46">T7 switch</text:span><text:span text:style-name="T63">)</text:span></text:p>
        </text:list-item>
        <text:list-item>
          <text:p text:style-name="P10"><text:span text:style-name="T6">Anti-Skid Switch</text:span> ... <text:span text:style-name="T6">ON</text:span> <text:span text:style-name="T37">(default)</text:span></text:p>
        </text:list-item>
        <text:list-item>
          <text:p text:style-name="P14"><text:span text:style-name="T6">Airbrake</text:span> ... <text:span text:style-name="T18">R</text:span><text:span text:style-name="T6">etracted</text:span></text:p>
        </text:list-item>
        <text:list-item>
          <text:p text:style-name="P10">Go to <text:span text:style-name="T6">full throttle</text:span>.</text:p>
        </text:list-item>
        <text:list-item>
          <text:p text:style-name="P10"><text:span text:style-name="T38">Rotate carefully a</text:span>t <text:span text:style-name="T6">1</text:span><text:span text:style-name="T12">35</text:span><text:span text:style-name="T6"> kts</text:span><text:span text:style-name="T23"> to 165 kts, no more than 180 kts</text:span>, <text:span text:style-name="T38">put Witch</text:span><text:span text:style-name="T83">es</text:span><text:span text:style-name="T38"> Hat at pitch carets (6 deg nose up). <text:s/>Avoid roll or sideslip.</text:span></text:p>
        </text:list-item>
        <text:list-item>
          <text:p text:style-name="P10">When airborne, retract the <text:span text:style-name="T6">landing gear</text:span>.</text:p>
        </text:list-item>
        <text:list-item>
          <text:p text:style-name="P26"><text:span text:style-name="T47">R</text:span><text:span text:style-name="T48">educe throttle</text:span><text:span text:style-name="T64"> </text:span><text:span text:style-name="T65">to</text:span><text:span text:style-name="T64"> </text:span><text:span text:style-name="T48">10</text:span><text:span text:style-name="T57">2</text:span><text:span text:style-name="T48">%</text:span><text:span text:style-name="T64"> </text:span><text:span text:style-name="T65">or less</text:span><text:span text:style-name="T66">.</text:span></text:p>
        </text:list-item>
        <text:list-item>
          <text:p text:style-name="P10"><text:span text:style-name="T38">Set </text:span><text:span text:style-name="T6">Nozzle Position lever</text:span> <text:span text:style-name="T39">to </text:span><text:span text:style-name="T20">0 deg</text:span><text:span text:style-name="T39"> (fully forward).</text:span></text:p>
        </text:list-item>
        <text:list-item>
          <text:p text:style-name="P17">Turn off <text:span text:style-name="T6">Water Injection</text:span><text:span text:style-name="T29"> (</text:span><text:span text:style-name="T21">T7 switch</text:span><text:span text:style-name="T29">)</text:span></text:p>
        </text:list-item>
        <text:list-item>
          <text:p text:style-name="P10"><text:span text:style-name="T11">Nozzle Stop lever</text:span><text:span text:style-name="T28"> ... </text:span><text:span text:style-name="T10">F</text:span><text:span text:style-name="T8">u</text:span><text:span text:style-name="T11">lly aft</text:span><text:span text:style-name="T29"> (</text:span><text:span text:style-name="T21">Top Hat Ring forward/back</text:span><text:span text:style-name="T29">)</text:span></text:p>
        </text:list-item>
      </text:list>
      <text:p text:style-name="P2"/>
      <text:p text:style-name="P6"><text:span text:style-name="T42">Short</text:span><text:span text:style-name="T44"> </text:span><text:span text:style-name="T49">Takeoff </text:span><text:span text:style-name="T50">and Ship Takeoff</text:span></text:p>
      <text:list text:style-name="L2">
        <text:list-item text:start-value="1">
          <text:p text:style-name="P27"><text:span text:style-name="T80">S</text:span><text:span text:style-name="T73">ee VREST and weight limits kneeboard page for max weights.</text:span></text:p>
        </text:list-item>
      </text:list>
      <text:list text:style-name="L3">
        <text:list-item>
          <text:p text:style-name="P8"><text:span text:style-name="T6">Master Mode</text:span> ... <text:span text:style-name="T7">V</text:span><text:span text:style-name="T6">STOL</text:span><text:span text:style-name="T24"> </text:span><text:span text:style-name="T27">(</text:span><text:span text:style-name="T17">B5</text:span><text:span text:style-name="T27"> button)</text:span></text:p>
        </text:list-item>
        <text:list-item>
          <text:p text:style-name="P29"><text:span text:style-name="T56">P</text:span><text:span text:style-name="T49">arking brake </text:span><text:span text:style-name="T56">lever</text:span><text:span text:style-name="T66"> ... </text:span><text:span text:style-name="T56">Forward</text:span><text:span text:style-name="T70"> (also unlocks throttle) </text:span><text:span text:style-name="T63">(</text:span><text:span text:style-name="T45">Pinky Wheel forward</text:span><text:span text:style-name="T63">). <text:s/></text:span><text:span text:style-name="T71">Plane rolls forward.</text:span></text:p>
        </text:list-item>
        <text:list-item>
          <text:p text:style-name="P30"><text:span text:style-name="T60">Hold </text:span><text:span text:style-name="T43">Flip-down Trigger</text:span><text:span text:style-name="T60"> to use </text:span><text:span text:style-name="T43">NWS</text:span><text:span text:style-name="T60">.</text:span></text:p>
        </text:list-item>
        <text:list-item>
          <text:p text:style-name="P30"><text:span text:style-name="T49">F</text:span><text:span text:style-name="T51">or very tight turning</text:span><text:span text:style-name="T74">, set </text:span><text:span text:style-name="T51">ANTISKID</text:span><text:span text:style-name="T74"> switch to </text:span><text:span text:style-name="T51">NWS</text:span><text:span text:style-name="T74">. <text:s/></text:span><text:span text:style-name="T75">Then hold </text:span><text:span text:style-name="T52">Flip-down Trigger</text:span><text:span text:style-name="T75"> for </text:span><text:span text:style-name="T52">NWS HI</text:span><text:span text:style-name="T75">.</text:span></text:p>
        </text:list-item>
        <text:list-item>
          <text:p text:style-name="P11">Taxi to takeoff position.</text:p>
        </text:list-item>
        <text:list-item>
          <text:p text:style-name="P29"><text:span text:style-name="T44">Nozzle Stop Lever</text:span><text:span text:style-name="T61"> ... </text:span><text:span text:style-name="T44">60 deg</text:span><text:span text:style-name="T61"> </text:span><text:span text:style-name="T58">(60 deg label should be visible, but no higher labels) </text:span><text:span text:style-name="T63">(</text:span><text:span text:style-name="T45">Top Hat Ring forward/back</text:span><text:span text:style-name="T63">)</text:span></text:p>
        </text:list-item>
        <text:list-item>
          <text:p text:style-name="P29"><text:span text:style-name="T6">Nozzle Position </text:span><text:span text:style-name="T8">lever</text:span><text:span text:style-name="T31"> ...</text:span> <text:span text:style-name="T6">10 deg</text:span> <text:span text:style-name="T32">(</text:span><text:span text:style-name="T10">Flaps lever</text:span><text:span text:style-name="T32">)</text:span></text:p>
        </text:list-item>
        <text:list-item>
          <text:p text:style-name="P11"><text:span text:style-name="T6">Flaps</text:span> ... <text:span text:style-name="T6">STOL</text:span> <text:span text:style-name="T32">(</text:span><text:span text:style-name="T10">T6 switch</text:span><text:span text:style-name="T32">)</text:span></text:p>
        </text:list-item>
        <text:list-item>
          <text:p text:style-name="P29"><text:span text:style-name="T53">H2O</text:span><text:span text:style-name="T76"> </text:span><text:span text:style-name="T77">switch </text:span><text:span text:style-name="T61">... </text:span><text:span text:style-name="T45">A</text:span><text:span text:style-name="T44">s needed</text:span><text:span text:style-name="T61"> </text:span><text:span text:style-name="T58">(use for max loads or hot-and-high conditions) </text:span><text:span text:style-name="T63">(</text:span><text:span text:style-name="T46">T7 switch</text:span><text:span text:style-name="T63">)</text:span></text:p>
        </text:list-item>
        <text:list-item>
          <text:p text:style-name="P11"><text:span text:style-name="T6">Anti-Skid Switch</text:span> ... <text:span text:style-name="T6">ON</text:span> <text:span text:style-name="T37">(default)</text:span></text:p>
        </text:list-item>
        <text:list-item>
          <text:p text:style-name="P15"><text:span text:style-name="T6">Airbrake</text:span> ... <text:span text:style-name="T6">retracted</text:span></text:p>
        </text:list-item>
        <text:list-item>
          <text:p text:style-name="P11">Go to <text:span text:style-name="T6">full throttle</text:span>.</text:p>
        </text:list-item>
        <text:list-item>
          <text:p text:style-name="P11">At <text:span text:style-name="T6">100 to 110 kts</text:span>, <text:span text:style-name="T40">or </text:span><text:span text:style-name="T19">when at the end of the ship's deck</text:span><text:span text:style-name="T40">,</text:span> pull <text:span text:style-name="T6">Nozzle Position lever</text:span> back so it hits the stop <text:span text:style-name="T37">(60 deg).</text:span></text:p>
        </text:list-item>
        <text:list-item>
          <text:p text:style-name="P11">When airborne, retract the <text:span text:style-name="T6">landing gear</text:span>.</text:p>
        </text:list-item>
        <text:list-item>
          <text:p text:style-name="P19"><text:span text:style-name="T31">When </text:span><text:span text:style-name="T8">over 120 kts</text:span><text:span text:style-name="T31"> (wingborne flight), </text:span><text:span text:style-name="T8">r</text:span><text:span text:style-name="T11">educe throttle</text:span><text:span text:style-name="T33"> </text:span><text:span text:style-name="T34">to</text:span><text:span text:style-name="T33"> 10</text:span><text:span text:style-name="T34">2</text:span><text:span text:style-name="T33">% </text:span><text:span text:style-name="T34">or less</text:span><text:span text:style-name="T31">.</text:span></text:p>
        </text:list-item>
        <text:list-item>
          <text:p text:style-name="P11">Start moving the <text:span text:style-name="T6">Nozzle Position lever</text:span> forward slowly to gain speed.</text:p>
        </text:list-item>
        <text:list-item>
          <text:p text:style-name="P12">If using <text:span text:style-name="T6">STOL</text:span> flaps, retract flaps before exceeding <text:span text:style-name="T6">300 kts</text:span> or using less than <text:span text:style-name="T6">25 degrees</text:span> of nozzle.</text:p>
        </text:list-item>
        <text:list-item>
          <text:p text:style-name="P18">Turn off <text:span text:style-name="T6">Water Injection</text:span><text:span text:style-name="T29"> (</text:span><text:span text:style-name="T21">T7 switch</text:span><text:span text:style-name="T29">)</text:span></text:p>
        </text:list-item>
        <text:list-item>
          <text:p text:style-name="P12"><text:span text:style-name="T11">Nozzle Stop lever</text:span><text:span text:style-name="T33"> ... </text:span><text:span text:style-name="T10">F</text:span><text:span text:style-name="T8">u</text:span><text:span text:style-name="T11">lly aft</text:span></text:p>
        </text:list-item>
      </text:list>
      <text:p text:style-name="P4"/>
      <text:p text:style-name="P3"><text:span text:style-name="T35">Vertical</text:span><text:span text:style-name="T36"> Takeoff</text:span></text:p>
      <text:list text:style-name="L4">
        <text:list-item text:start-value="1">
          <text:p text:style-name="P28"><text:span text:style-name="T80">S</text:span><text:span text:style-name="T81">ee VREST and weight limits kneeboard page for max weights.</text:span></text:p>
        </text:list-item>
      </text:list>
      <text:list text:style-name="L5">
        <text:list-item>
          <text:p text:style-name="P9"><text:span text:style-name="T6">Master Mode</text:span> ... <text:span text:style-name="T13">V</text:span><text:span text:style-name="T6">STOL</text:span><text:span text:style-name="T24"> </text:span><text:span text:style-name="T27">(</text:span><text:span text:style-name="T17">B5</text:span><text:span text:style-name="T27"> button)</text:span></text:p>
        </text:list-item>
        <text:list-item>
          <text:p text:style-name="P31"><text:span text:style-name="T56">P</text:span><text:span text:style-name="T49">arking brake </text:span><text:span text:style-name="T56">lever</text:span><text:span text:style-name="T66"> ... </text:span><text:span text:style-name="T56">Forward</text:span><text:span text:style-name="T70"> (also unlocks throttle) </text:span><text:span text:style-name="T63">(</text:span><text:span text:style-name="T45">Pinky Wheel forward</text:span><text:span text:style-name="T63">)</text:span><text:span text:style-name="T59">. <text:s/></text:span><text:span text:style-name="T71">Plane rolls forward.</text:span></text:p>
        </text:list-item>
        <text:list-item>
          <text:p text:style-name="P32"><text:span text:style-name="T49">F</text:span><text:span text:style-name="T51">or very tight turning</text:span><text:span text:style-name="T74">, set </text:span><text:span text:style-name="T51">ANTISKID</text:span><text:span text:style-name="T74"> switch to </text:span><text:span text:style-name="T51">NWS</text:span><text:span text:style-name="T79"> (left console front vertical panel, next to gear lever)</text:span><text:span text:style-name="T74">. <text:s/></text:span><text:span text:style-name="T75">Then hold </text:span><text:span text:style-name="T52">Flip-down Trigger</text:span><text:span text:style-name="T75"> for </text:span><text:span text:style-name="T52">NWS HI</text:span><text:span text:style-name="T75">.</text:span></text:p>
        </text:list-item>
        <text:list-item>
          <text:p text:style-name="P20"><text:span text:style-name="T9">N</text:span><text:span text:style-name="T6">ozzle position lever</text:span> ... <text:span text:style-name="T6">82 deg</text:span> <text:span text:style-name="T32">(vertical flight) (</text:span><text:span text:style-name="T10">Flaps lever</text:span><text:span text:style-name="T32">)</text:span></text:p>
        </text:list-item>
        <text:list-item>
          <text:p text:style-name="P22"><text:span text:style-name="T6">Nozzle stop lever</text:span> ... <text:span text:style-name="T6">Fully aft</text:span><text:span text:style-name="T30"> </text:span><text:span text:style-name="T24">(</text:span><text:span text:style-name="T6">Top Hat Ring back</text:span><text:span text:style-name="T22"> until fully aft</text:span><text:span text:style-name="T24">)</text:span></text:p>
        </text:list-item>
        <text:list-item>
          <text:p text:style-name="P20"><text:span text:style-name="T6">Flaps</text:span> ... <text:span text:style-name="T6">STOL</text:span> <text:span text:style-name="T32">(</text:span><text:span text:style-name="T10">T6 switch</text:span><text:span text:style-name="T32">)</text:span></text:p>
        </text:list-item>
        <text:list-item>
          <text:p text:style-name="P31"><text:span text:style-name="T53">H2O</text:span><text:span text:style-name="T76"> (</text:span><text:span text:style-name="T78">Water </text:span><text:span text:style-name="T75">I</text:span><text:span text:style-name="T78">njection</text:span><text:span text:style-name="T76">)</text:span><text:span text:style-name="T78"> switch</text:span><text:span text:style-name="T66"> ... </text:span><text:span text:style-name="T54">TO</text:span><text:span text:style-name="T68"> (</text:span><text:span text:style-name="T67">Take Off, </text:span><text:span text:style-name="T68">up position)</text:span><text:span text:style-name="T61"> </text:span><text:span text:style-name="T63">(</text:span><text:span text:style-name="T55">T7 switch</text:span><text:span text:style-name="T63">)</text:span></text:p>
        </text:list-item>
        <text:list-item>
          <text:p text:style-name="P33"><text:span text:style-name="T56">A</text:span><text:span text:style-name="T52">NTISKID</text:span><text:span text:style-name="T56"> switch</text:span><text:span text:style-name="T66"> ... </text:span><text:span text:style-name="T55">ON</text:span><text:span text:style-name="T66"> </text:span><text:span text:style-name="T69">(default)</text:span><text:span text:style-name="T72"> </text:span><text:span text:style-name="T79">(left console front vertical panel, next to gear lever)</text:span></text:p>
        </text:list-item>
        <text:list-item>
          <text:p text:style-name="P16"><text:span text:style-name="T6">Airbrake</text:span> ... <text:span text:style-name="T6">retracted</text:span></text:p>
        </text:list-item>
        <text:list-item>
          <text:p text:style-name="P13">Go to <text:span text:style-name="T6">full throttle</text:span>.</text:p>
        </text:list-item>
        <text:list-item>
          <text:p text:style-name="P20">When airborne, turn into the wind if possible. <text:s/><text:span text:style-name="T6">Avoid sideslip.</text:span></text:p>
        </text:list-item>
        <text:list-item>
          <text:p text:style-name="P24"><text:span text:style-name="T31">R</text:span>etract the <text:span text:style-name="T6">landing gear</text:span>.</text:p>
        </text:list-item>
        <text:list-item>
          <text:p text:style-name="P13"><text:span text:style-name="T34">When over 25 ft and clear of obstacles, put </text:span><text:span text:style-name="T14">Witch Hat</text:span><text:span text:style-name="T34"> on </text:span><text:span text:style-name="T14">Pitch Caret</text:span><text:span text:style-name="T15">s</text:span><text:span text:style-name="T34"> (6 deg nose up) and s</text:span>tart moving the <text:span text:style-name="T6">Nozzle Position lever</text:span><text:span text:style-name="T22"> (Flaps Lever)</text:span> forward slowly to gain speed.</text:p>
        </text:list-item>
        <text:list-item>
          <text:p text:style-name="P23"><text:span text:style-name="T31">When </text:span><text:span text:style-name="T8">over 120 kts</text:span><text:span text:style-name="T31"> (wingborne flight), </text:span><text:span text:style-name="T8">r</text:span><text:span text:style-name="T11">educe throttle</text:span><text:span text:style-name="T33"> </text:span><text:span text:style-name="T34">to</text:span><text:span text:style-name="T33"> 10</text:span><text:span text:style-name="T34">2</text:span><text:span text:style-name="T33">% </text:span><text:span text:style-name="T34">or less</text:span><text:span text:style-name="T31">.</text:span></text:p>
        </text:list-item>
        <text:list-item>
          <text:p text:style-name="P21"><text:span text:style-name="T25">R</text:span><text:span text:style-name="T26">etract flaps before exceeding </text:span><text:span text:style-name="T16">300 kts</text:span><text:span text:style-name="T26"> or using less than </text:span><text:span text:style-name="T16">25 degrees</text:span><text:span text:style-name="T26"> of nozzle position.</text:span></text:p>
        </text:list-item>
        <text:list-item>
          <text:p text:style-name="P25"><text:span text:style-name="T26">Turn off </text:span><text:span text:style-name="T36">Water Injection</text:span><text:span text:style-name="T29"> (</text:span><text:span text:style-name="T82">T7 switch</text:span><text:span text:style-name="T29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17T22:10:39.207000000</dc:date>
    <meta:editing-duration>PT15H2M23S</meta:editing-duration>
    <meta:editing-cycles>81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64" meta:word-count="625" meta:character-count="3431" meta:non-whitespace-character-count="2917"/>
  </office:meta>
</office:document-meta>
</file>